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eeeeee" draw:textarea-vertical-align="middle"/>
    </style:style>
    <style:style style:name="gr6" style:family="graphic" style:parent-style-name="standard">
      <style:graphic-properties draw:fill-color="#666666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cm"/>
    </style:style>
    <style:style style:name="gr8" style:family="graphic" style:parent-style-name="standard">
      <style:graphic-properties draw:marker-start="Arrow" draw:marker-start-width="0.1cm" draw:marker-end="Arrow" draw:marker-end-width="0.1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color="#dddddd"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0.9cm" svg:x="2.3cm" svg:y="0.0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0.9cm" svg:x="1.8cm" svg:y="1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4cm" svg:height="1.9cm" svg:x="1.6cm" svg:y="3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4cm" svg:height="1.9cm" svg:x="2.601cm" svg:y="3.3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4cm" svg:height="1.9cm" svg:x="2.102cm" svg:y="3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2" draw:layer="layout" svg:width="1.395cm" svg:height="0.649cm" svg:x="0.3cm" svg:y="1.9cm">
          <draw:text-box>
            <text:p><text:span text:style-name="T1">Client</text:span></text:p>
          </draw:text-box>
        </draw:frame>
        <draw:frame draw:style-name="gr4" draw:text-style-name="P3" draw:layer="layout" svg:width="1.539cm" svg:height="0.649cm" svg:x="0.265cm" svg:y="0.3cm">
          <draw:text-box>
            <text:p><text:span text:style-name="T1">Server</text:span></text:p>
          </draw:text-box>
        </draw:frame>
        <draw:custom-shape draw:style-name="gr1" draw:text-style-name="P1" draw:layer="layout" svg:width="1cm" svg:height="0.9cm" svg:x="3.299cm" svg:y="1.6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4cm" svg:height="1.9cm" svg:x="3.099cm" svg:y="3.2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4cm" svg:height="1.9cm" svg:x="4.1cm" svg:y="3.2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4cm" svg:height="1.9cm" svg:x="3.601cm" svg:y="3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0.9cm" svg:x="3.3cm" svg:y="1.6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0.9cm" svg:x="4.8cm" svg:y="1.6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4cm" svg:height="1.9cm" svg:x="4.6cm" svg:y="3.2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4cm" svg:height="1.9cm" svg:x="5.601cm" svg:y="3.2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4cm" svg:height="1.9cm" svg:x="5.102cm" svg:y="3.2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0.9cm" svg:x="4.801cm" svg:y="1.6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0.9cm" svg:x="6.3cm" svg:y="1.6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4cm" svg:height="1.9cm" svg:x="6.1cm" svg:y="3.2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4cm" svg:height="1.9cm" svg:x="7.101cm" svg:y="3.2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4cm" svg:height="1.9cm" svg:x="6.602cm" svg:y="3.2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0.9cm" svg:x="6.301cm" svg:y="1.6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0.9cm" svg:x="7.8cm" svg:y="1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4cm" svg:height="1.9cm" svg:x="7.6cm" svg:y="3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4cm" svg:height="1.9cm" svg:x="8.601cm" svg:y="3.3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4cm" svg:height="1.9cm" svg:x="8.102cm" svg:y="3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0.9cm" svg:x="7.801cm" svg:y="1.7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5" draw:text-style-name="P1" draw:layer="layout" svg:width="0.3cm" svg:height="0.3cm" svg:x="0.1cm" svg:y="3.5cm">
          <text:p/>
        </draw:rect>
        <draw:rect draw:style-name="gr6" draw:text-style-name="P1" draw:layer="layout" svg:width="0.3cm" svg:height="0.3cm" svg:x="0.1cm" svg:y="4.1cm">
          <text:p/>
        </draw:rect>
        <draw:frame draw:style-name="gr4" draw:text-style-name="P2" draw:layer="layout" svg:width="1.442cm" svg:height="0.649cm" svg:x="0.3cm" svg:y="4cm">
          <draw:text-box>
            <text:p><text:span text:style-name="T1">GPUs</text:span></text:p>
          </draw:text-box>
        </draw:frame>
        <draw:frame draw:style-name="gr4" draw:text-style-name="P2" draw:layer="layout" svg:width="1.421cm" svg:height="0.649cm" svg:x="0.3cm" svg:y="3.4cm">
          <draw:text-box>
            <text:p><text:span text:style-name="T1">CPUs</text:span></text:p>
          </draw:text-box>
        </draw:frame>
        <draw:frame draw:style-name="gr7" draw:text-style-name="P2" draw:layer="layout" svg:width="5.9cm" svg:height="0.85cm" svg:x="2.3cm" svg:y="1.05cm">
          <draw:text-box>
            <text:p text:style-name="P4"><text:span text:style-name="T1">masks generated on the server</text:span></text:p>
          </draw:text-box>
        </draw:frame>
        <draw:frame draw:style-name="gr7" draw:text-style-name="P2" draw:layer="layout" svg:width="5.9cm" svg:height="0.85cm" svg:x="2.3cm" svg:y="2.65cm">
          <draw:text-box>
            <text:p text:style-name="P4"><text:span text:style-name="T1">masks generated by clients</text:span></text:p>
          </draw:text-box>
        </draw:frame>
        <draw:line draw:style-name="gr8" draw:text-style-name="P1" draw:layer="layout" svg:x1="9.3cm" svg:y1="1cm" svg:x2="9.3cm" svg:y2="0.1cm">
          <text:p/>
        </draw:line>
        <draw:line draw:style-name="gr8" draw:text-style-name="P1" draw:layer="layout" svg:x1="9.3cm" svg:y1="2.6cm" svg:x2="9.3cm" svg:y2="1.7cm">
          <text:p/>
        </draw:line>
        <draw:line draw:style-name="gr8" draw:text-style-name="P1" draw:layer="layout" svg:x1="9.3cm" svg:y1="5.2cm" svg:x2="9.3cm" svg:y2="3.3cm">
          <text:p/>
        </draw:line>
        <draw:frame draw:style-name="gr4" draw:text-style-name="P2" draw:layer="layout" svg:width="0.697cm" svg:height="0.649cm" svg:x="9.3cm" svg:y="0.2cm">
          <draw:text-box>
            <text:p><text:span text:style-name="T1">p</text:span></text:p>
          </draw:text-box>
        </draw:frame>
        <draw:frame draw:style-name="gr4" draw:text-style-name="P2" draw:layer="layout" svg:width="0.697cm" svg:height="0.649cm" svg:x="9.301cm" svg:y="1.801cm">
          <draw:text-box>
            <text:p><text:span text:style-name="T1">q</text:span></text:p>
          </draw:text-box>
        </draw:frame>
        <draw:frame draw:style-name="gr4" draw:text-style-name="P2" draw:layer="layout" svg:width="0.621cm" svg:height="0.649cm" svg:x="9.301cm" svg:y="3.901cm">
          <draw:text-box>
            <text:p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.016cm" fo:margin-left="0cm" fo:margin-right="0cm" fo:page-width="10cm" fo:page-height="5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n Loiseau</meta:initial-creator>
    <meta:creation-date>2015-04-13T09:49:04.66</meta:creation-date>
    <dc:date>2016-03-29T18:20:33.899755431</dc:date>
    <meta:editing-duration>PT10M36S</meta:editing-duration>
    <meta:editing-cycles>3</meta:editing-cycles>
    <meta:generator>LibreOffice/4.2.8.2$Linux_X86_64 LibreOffice_project/420m0$Build-2</meta:generator>
    <meta:document-statistic meta:object-count="39"/>
  </office:meta>
</office:document-meta>
</file>